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e4cab" officeooo:paragraph-rsid="000e4cab" style:font-size-asian="15pt" style:font-size-complex="17.1000003814697pt"/>
    </style:style>
    <style:style style:name="P2" style:family="paragraph" style:parent-style-name="Standard">
      <style:text-properties fo:font-size="14pt" officeooo:rsid="000e4cab" officeooo:paragraph-rsid="000e4cab" style:font-size-asian="14pt" style:font-size-complex="14pt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//插入一个元素</text:p>
      <text:p text:style-name="P2"><text:tab/> <text:s/>public static void insertstu(int stuNO){</text:p>
      <text:p text:style-name="P2"><text:tab/><text:tab/> <text:s/>//创建SAXread对象</text:p>
      <text:p text:style-name="P2"><text:tab/><text:tab/> <text:s/>SAXReader reader=new SAXReader();</text:p>
      <text:p text:style-name="P2"><text:tab/><text:tab/> <text:s/>XMLWriter xw=null;</text:p>
      <text:p text:style-name="P2"><text:tab/><text:tab/> <text:s/>try {</text:p>
      <text:p text:style-name="P2"><text:tab/><text:tab/><text:tab/>//获得xml文档</text:p>
      <text:p text:style-name="P2"><text:tab/><text:tab/><text:tab/> <text:s/>Document doc=reader.read(new FileInputStream("src/student.xml"));</text:p>
      <text:p text:style-name="P2"><text:tab/><text:tab/><text:tab/> <text:s/>//获得根节点</text:p>
      <text:p text:style-name="P2"><text:tab/><text:tab/><text:tab/> <text:s/>Element root=doc.getRootElement();</text:p>
      <text:p text:style-name="P2"><text:tab/><text:tab/><text:tab/> <text:s/>//获得所有元素的节点</text:p>
      <text:p text:style-name="P2"><text:tab/><text:tab/><text:tab/> <text:s/>List&lt;Element&gt; elist=root.elements();</text:p>
      <text:p text:style-name="P2"><text:tab/><text:tab/><text:tab/> <text:s/>//创建插入元素</text:p>
      <text:p text:style-name="P2"><text:tab/><text:tab/><text:tab/><text:tab/></text:p>
      <text:p text:style-name="P2"><text:tab/><text:tab/><text:tab/> <text:span text:style-name="T1"><text:s/>Element student8=new DefaultElement("student");</text:span></text:p>
      <text:p text:style-name="P2"><text:tab/><text:tab/><text:tab/> <text:s/>student8.addAttribute("stuno", "8");</text:p>
      <text:p text:style-name="P2"><text:tab/><text:tab/><text:tab/> <text:s/>student8.addAttribute("gender", "2");</text:p>
      <text:p text:style-name="P2"><text:tab/><text:tab/><text:tab/> <text:s/>student8.addElement("name").setText("李四");</text:p>
      <text:p text:style-name="P2"><text:tab/><text:tab/><text:tab/> <text:s/>student8.addElement("score").setText("100");</text:p>
      <text:p text:style-name="P2"><text:tab/><text:tab/><text:tab/> <text:s/>student8.addElement("address").setText("地球");</text:p>
      <text:p text:style-name="P2"><text:tab/><text:tab/><text:tab/> <text:s/></text:p>
      <text:p text:style-name="P2"><text:tab/><text:tab/><text:tab/> //创建写入xml对象</text:p>
      <text:p text:style-name="P2"><text:tab/><text:tab/><text:tab/> <text:s/>int index=-1;</text:p>
      <text:p text:style-name="P2"><text:tab/><text:tab/><text:tab/> for(Element e:elist){</text:p>
      <text:p text:style-name="P2"><text:tab/><text:tab/><text:tab/><text:tab/> //获得每一个学生的学号</text:p>
      <text:p text:style-name="P2"><text:tab/><text:tab/><text:tab/><text:tab/> <text:s/>String stuno=e.attributeValue("stuno");</text:p>
      <text:p text:style-name="P2"><text:tab/><text:tab/><text:tab/><text:tab/> <text:s/>//如果学号和传入序号相等</text:p>
      <text:p text:style-name="P2"><text:tab/><text:tab/><text:tab/><text:tab/> <text:s/>if(new Integer(stuno) == stuNO){</text:p>
      <text:p text:style-name="P2"><text:tab/><text:tab/><text:tab/><text:tab/><text:tab/> <text:s/>//获得这个学生在集合中的索引</text:p>
      <text:p text:style-name="P2"><text:tab/><text:tab/><text:tab/><text:tab/><text:tab/><text:span text:style-name="T1"> <text:s text:c="2"/>index=elist.indexOf(e);</text:span></text:p>
      <text:p text:style-name="P2"><text:tab/><text:tab/><text:tab/><text:tab/><text:tab/> <text:s/><text:tab/><text:tab/><text:tab/><text:tab/> </text:p>
      <text:p text:style-name="P2"><text:tab/><text:tab/><text:tab/><text:tab/> <text:s/>}<text:tab/></text:p>
      <text:p text:style-name="P2"><text:tab/><text:tab/><text:tab/><text:tab/>}</text:p>
      <text:p text:style-name="P2"><text:tab/><text:tab/><text:tab/> //把新的元素插入到指定的索引位置,并且把Document对象更新</text:p>
      <text:p text:style-name="P2"><text:tab/><text:tab/><text:tab/> <text:s/><text:span text:style-name="T1">elist.add(index, student8);</text:span></text:p>
      <text:p text:style-name="P2"><text:tab/><text:tab/><text:tab/> <text:s/></text:p>
      <text:p text:style-name="P2"><text:tab/><text:tab/><text:tab/> xw=new XMLWriter(new FileOutputStream("src/student.xml"),OutputFormat.createPrettyPrint());</text:p>
      <text:p text:style-name="P2"><text:tab/><text:tab/><text:tab/> <text:s/>//写回文档</text:p>
      <text:p text:style-name="P2"><text:tab/><text:tab/><text:tab/>xw.write(doc);</text:p>
      <text:p text:style-name="P2"><text:tab/><text:tab/>} catch (Exception e) {</text:p>
      <text:p text:style-name="P2"><text:tab/><text:tab/><text:tab/>e.printStackTrace();</text:p>
      <text:p text:style-name="P2"><text:tab/><text:tab/>} finally{</text:p>
      <text:p text:style-name="P2"><text:soft-page-break/><text:tab/><text:tab/><text:tab/>try {</text:p>
      <text:p text:style-name="P2"><text:tab/><text:tab/><text:tab/><text:tab/>if(xw!=null){</text:p>
      <text:p text:style-name="P2"><text:tab/><text:tab/><text:tab/><text:tab/>xw.close();</text:p>
      <text:p text:style-name="P2"><text:tab/><text:tab/><text:tab/><text:tab/>}</text:p>
      <text:p text:style-name="P2"><text:tab/><text:tab/><text:tab/>} catch (IOException e) {</text:p>
      <text:p text:style-name="P2"><text:tab/> <text:s text:c="4"/></text:p>
      <text:p text:style-name="P2"><text:tab/><text:tab/><text:tab/><text:tab/>e.printStackTrace();</text:p>
      <text:p text:style-name="P2"><text:tab/><text:tab/><text:tab/>}</text:p>
      <text:p text:style-name="P2"><text:tab/><text:tab/>}</text:p>
      <text:p text:style-name="P2"><text:s text:c="2"/>}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6S</meta:editing-duration>
    <meta:editing-cycles>5</meta:editing-cycles>
    <meta:generator>LibreOffice/5.3.0.3$Windows_X86_64 LibreOffice_project/7074905676c47b82bbcfbea1aeefc84afe1c50e1</meta:generator>
    <dc:date>2018-03-10T14:28:09.980000000</dc:date>
    <meta:document-statistic meta:table-count="0" meta:image-count="0" meta:object-count="0" meta:page-count="2" meta:paragraph-count="53" meta:word-count="193" meta:character-count="1257" meta:non-whitespace-character-count="986"/>
    <meta:user-defined meta:name="Info 1"/>
    <meta:user-defined meta:name="Info 2"/>
    <meta:user-defined meta:name="Info 3"/>
    <meta:user-defined meta:name="Info 4"/>
  </office:meta>
</office:document-meta>
</file>